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nOfficeContentHandler.startElement( String namespaceURI , String localName , String rawName , Attributes at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enOfficeContentHandler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OfficeContentHandler.endElement( java . lang . String namespaceURI , java . lang . String localName , java . lang .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OfficeContentHandler.characters( char [ ] ch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enOfficeContentHandler.OpenOffice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enOfficeTextExtractor.extractText( InputStream stream , String type , String encodi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OpenOfficeTextExtractor.OpenOfficeText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